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weight="normal" officeooo:rsid="00061cda" officeooo:paragraph-rsid="001113f1" style:font-weight-asian="normal" style:font-weight-complex="normal"/>
    </style:style>
    <style:style style:name="P2" style:family="paragraph" style:parent-style-name="Standard">
      <style:text-properties style:font-name="Calibri" officeooo:rsid="00059583" officeooo:paragraph-rsid="001113f1"/>
    </style:style>
    <style:style style:name="P3" style:family="paragraph" style:parent-style-name="Standard">
      <style:text-properties style:font-name="Calibri" fo:font-weight="bold" officeooo:rsid="00061cda" officeooo:paragraph-rsid="001113f1" style:font-weight-asian="bold" style:font-weight-complex="bold"/>
    </style:style>
    <style:style style:name="P4" style:family="paragraph" style:parent-style-name="Standard">
      <style:text-properties style:font-name="Calibri" officeooo:rsid="00059583" officeooo:paragraph-rsid="001113f1"/>
    </style:style>
    <style:style style:name="P5" style:family="paragraph" style:parent-style-name="Standard">
      <style:text-properties style:font-name="Calibri" fo:font-weight="bold" officeooo:rsid="0012a361" officeooo:paragraph-rsid="0012a361" style:font-weight-asian="bold" style:font-weight-complex="bold"/>
    </style:style>
    <style:style style:name="P6" style:family="paragraph" style:parent-style-name="Standard">
      <style:text-properties style:font-name="Calibri" fo:font-weight="bold" officeooo:rsid="0014a1cb" officeooo:paragraph-rsid="0015e8d8" style:font-weight-asian="bold" style:font-weight-complex="bold"/>
    </style:style>
    <style:style style:name="P7" style:family="paragraph" style:parent-style-name="Standard">
      <style:text-properties style:font-name="Calibri" fo:font-weight="bold" officeooo:rsid="0015e8d8" officeooo:paragraph-rsid="0015e8d8" style:font-weight-asian="bold" style:font-weight-complex="bold"/>
    </style:style>
    <style:style style:name="P8" style:family="paragraph" style:parent-style-name="Standard">
      <style:text-properties style:font-name="Calibri" fo:font-weight="normal" officeooo:rsid="0014a1cb" officeooo:paragraph-rsid="0015e8d8" style:font-weight-asian="normal" style:font-weight-complex="normal"/>
    </style:style>
    <style:style style:name="P9" style:family="paragraph" style:parent-style-name="Standard">
      <style:text-properties style:font-name="Calibri" fo:font-weight="normal" officeooo:rsid="0015e8d8" officeooo:paragraph-rsid="0015e8d8" style:font-weight-asian="normal" style:font-weight-complex="normal"/>
    </style:style>
    <style:style style:name="P10" style:family="paragraph" style:parent-style-name="Standard">
      <style:text-properties style:font-name="Calibri" fo:font-weight="normal" officeooo:rsid="00092056" officeooo:paragraph-rsid="00167c13" style:font-weight-asian="normal" style:font-weight-complex="normal"/>
    </style:style>
    <style:style style:name="P11" style:family="paragraph" style:parent-style-name="Standard">
      <style:text-properties style:font-name="Calibri" fo:font-weight="normal" officeooo:rsid="0017aed2" officeooo:paragraph-rsid="0017aed2" style:font-weight-asian="normal" style:font-weight-complex="normal"/>
    </style:style>
    <style:style style:name="P12" style:family="paragraph" style:parent-style-name="Standard">
      <style:text-properties style:font-name="Calibri" fo:font-weight="normal" officeooo:rsid="001c43bf" officeooo:paragraph-rsid="001c43bf" style:font-weight-asian="normal" style:font-weight-complex="normal"/>
    </style:style>
    <style:style style:name="P13" style:family="paragraph" style:parent-style-name="Standard">
      <style:text-properties style:font-name="Calibri" fo:font-weight="normal" officeooo:rsid="001cbe8d" officeooo:paragraph-rsid="001cbe8d" style:font-weight-asian="normal" style:font-weight-complex="normal"/>
    </style:style>
    <style:style style:name="P14" style:family="paragraph" style:parent-style-name="Standard">
      <style:text-properties style:font-name="Calibri" officeooo:rsid="0015e8d8" officeooo:paragraph-rsid="0015e8d8"/>
    </style:style>
    <style:style style:name="T1" style:family="text">
      <style:text-properties fo:font-weight="normal" style:font-weight-asian="normal" style:font-weight-complex="normal"/>
    </style:style>
    <style:style style:name="T2" style:family="text">
      <style:text-properties fo:font-weight="normal" officeooo:rsid="0015e8d8" style:font-weight-asian="normal" style:font-weight-complex="normal"/>
    </style:style>
    <style:style style:name="T3" style:family="text">
      <style:text-properties officeooo:rsid="0015e8d8"/>
    </style:style>
    <style:style style:name="T4" style:family="text">
      <style:text-properties officeooo:rsid="00059583"/>
    </style:style>
    <style:style style:name="T5" style:family="text">
      <style:text-properties officeooo:rsid="00167c13"/>
    </style:style>
    <style:style style:name="T6" style:family="text">
      <style:text-properties officeooo:rsid="001c43bf"/>
    </style:style>
    <style:style style:name="T7" style:family="text">
      <style:text-properties officeooo:rsid="001cbe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nvironnement :</text:p>
      <text:p text:style-name="P11">Marais un peu sombre, avec quelques ruines Oona non habitées et de vils buissodiles.</text:p>
      <text:p text:style-name="P7"/>
      <text:p text:style-name="P7">Rencontre joueur phase 2 :</text:p>
      <text:p text:style-name="P11">Les joueurs, repérés, se font observer puis prendre en embuscade par une escouade dirigée par un chaman. Ils peuvent se rendre "il ne vous sera fait aucun mal", ou combattre. Soit ils sont capturés, soit ils vont se faire capturer ensuite par une plus grosse escouade. </text:p>
      <text:p text:style-name="P12">Se rendre favorise ensu<text:span text:style-name="T7">it</text:span>e l'échange avec les Maresicoriens. <text:span text:style-name="T7">Leur problématique : les aventuriers sont trop différents, le reste du peuple ne doit pas interagir avec eux.</text:span></text:p>
      <text:p text:style-name="P13">Ils peuvent essayer de s'enfuir (combat) ou les convaincre qu'ils peuvent se conformer.</text:p>
      <text:p text:style-name="P7"/>
      <text:p text:style-name="P6">Civilisation :</text:p>
      <text:p text:style-name="P10"><text:span text:style-name="T6">Les Maresicoriens ont</text:span> la peau un peu bleutée, <text:span text:style-name="T5">des coupes de cheveux et des vêtements étonamment très similaires.</text:span></text:p>
      <text:p text:style-name="P10"><text:span text:style-name="T5">Ils ont peu de hiérarchie avec des responsabilités diverses, cohésion au niveau de la région.</text:span></text:p>
      <text:p text:style-name="P8">organisations divisée par cités, roles communs équivalents à des métiers :</text:p>
      <text:p text:style-name="P8">- messager</text:p>
      <text:p text:style-name="P8">- chasseur</text:p>
      <text:p text:style-name="P8">- cuisinier</text:p>
      <text:p text:style-name="P8">-chef (rassemble les décisions, fait converger, peu de responsabilité individuelle)</text:p>
      <text:p text:style-name="P8">-forgeron</text:p>
      <text:p text:style-name="P8">-batisseur</text:p>
      <text:p text:style-name="P8">...</text:p>
      <text:p text:style-name="P14"><text:span text:style-name="T1">Leurs cités (environ 150 habitants) <text:s/>ont été bâties sur les ruines de la civilisation Oona (maya-like) </text:span></text:p>
      <text:p text:style-name="P2"/>
      <text:p text:style-name="P5">Idéologie dominante : <text:span text:style-name="T1">connexionisme</text:span></text:p>
      <text:p text:style-name="P5"><text:span text:style-name="T1">Ils valorisent la cohésion et le bien être maximal commun d'un pov utilitariste </text:span><text:span text:style-name="T2">à l'échelle de toutes les personnes humaines qu'ils connaissent </text:span><text:span text:style-name="T1">==&gt; pas facile d'intégrer des étrangers</text:span></text:p>
      <text:p text:style-name="P2"/>
      <text:p text:style-name="P7">Dessin :</text:p>
      <text:p text:style-name="P9">- ils sont doués de l'Esprit, de l'Eau, de la Terre, <text:span text:style-name="T7">de l'Air,</text:span> des Animaux ou du Végétofongique</text:p>
      <text:p text:style-name="P9">- le don de l'Esprit permet de <text:span text:style-name="T4">lire l'esprit par contact physique ou visuel et ainsi prédire les dessins arrivant, ou comprendre....</text:span></text:p>
      <text:p text:style-name="P9"/>
      <text:p text:style-name="P7">Connaissances :</text:p>
      <text:p text:style-name="P12">Sans parler de l'Imagination, ils sont conscients que le Dessin offre beaucoup de possibilités. Ils connaissent Hauteplume et disent que leur religion Naturiste limite les possibilités. <text:s/><text:span text:style-name="T7">Ils connaissent aussi les peuples des jungles de l'ouest, la civilisation Oona, dont ils ont divergé, qui sont militairement plus dangereux et ont une religion forte.</text:span></text:p>
      <text:p text:style-name="P2"/>
      <text:p text:style-name="P3">Progression <text:span text:style-name="T3">joueur possible</text:span> :</text:p>
      <text:p text:style-name="P1">- débloquer le don spirituel</text:p>
      <text:p text:style-name="P1">- par un rituel, pouvoir changer pour le don spirit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19S</meta:editing-duration>
    <meta:editing-cycles>12</meta:editing-cycles>
    <meta:generator>LibreOffice/6.2.7.1$Windows_X86_64 LibreOffice_project/23edc44b61b830b7d749943e020e96f5a7df63bf</meta:generator>
    <dc:date>2019-11-14T16:42:14.774000000</dc:date>
    <meta:document-statistic meta:table-count="0" meta:image-count="0" meta:object-count="0" meta:page-count="1" meta:paragraph-count="28" meta:word-count="334" meta:character-count="2115" meta:non-whitespace-character-count="1805"/>
    <meta:user-defined meta:name="Info 1"/>
    <meta:user-defined meta:name="Info 2"/>
    <meta:user-defined meta:name="Info 3"/>
    <meta:user-defined meta:name="Info 4"/>
  </office:meta>
</office:document-meta>
</file>